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198767E84B5D0DA9D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14.39cm" svg:x="6.854cm" svg:y="7.859cm">
          <draw:image xlink:href="Pictures/10000000000000E300000198767E84B5D0DA9D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11:29.332000030</meta:creation-date>
    <dc:date>2018-12-12T14:00:40.458145716</dc:date>
    <meta:editing-duration>PT1M7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